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8.88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Two_20_columns-title">
      <style:graphic-properties fo:min-height="1.8cm" loext:decorative="false"/>
      <style:paragraph-properties style:writing-mode="lr-tb"/>
    </style:style>
    <style:style style:name="pr10" style:family="presentation" style:parent-style-name="Two_20_columns-outline1">
      <style:graphic-properties fo:min-height="9.135cm" loext:decorative="false"/>
      <style:paragraph-properties style:writing-mode="lr-tb"/>
    </style:style>
    <style:style style:name="pr11" style:family="presentation" style:parent-style-name="Two_20_columns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start"/>
    </style:style>
    <style:style style:name="T1" style:family="text">
      <style:text-properties fo:font-size="36pt" fo:font-style="normal" style:font-size-asian="36pt" style:font-style-asian="normal" style:font-size-complex="36pt" style:font-style-complex="normal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7.732cm" svg:x="1.5cm" svg:y="3.161cm" presentation:class="title" presentation:user-transformed="true">
          <draw:text-box>
            <text:p><text:span text:style-name="T1">PRESENTACIÓN DEL PROYECTO WEB:</text:span><text:line-break/><text:span text:style-name="T2"><text:line-break/></text:span><text:span text:style-name="T2">HOTEL AURA DE MALLORCA</text:span><text:span text:style-name="T2"><text:line-break/></text:span><text:span text:style-name="T2"><text:line-break/></text:span><text:span text:style-name="T3">Por: Fernando González Serra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cm" presentation:class="title" presentation:user-transformed="true">
          <draw:text-box>
            <text:p>Índ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ción</text:p>
              </text:list-item>
              <text:list-item>
                <text:p>Objetivos</text:p>
              </text:list-item>
              <text:list-item>
                <text:p>Requisitos</text:p>
              </text:list-item>
              <text:list-item>
                <text:p>Instalación</text:p>
              </text:list-item>
              <text:list-item>
                <text:p>Característic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roducción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2">Objetivos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2">Requisitos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2">Instalación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2">Características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>
        <office:forms form:automatic-focus="false" form:apply-design-mode="false"/>
        <draw:frame presentation:style-name="pr6" draw:layer="layout" svg:width="14.5cm" svg:height="1.8cm" svg:x="7cm" svg:y="7.2cm" presentation:class="title" presentation:user-transformed="true">
          <draw:text-box>
            <text:p>MUCHAS GRACI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foli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7T18:11:03.463000000</meta:creation-date>
    <meta:editing-duration>PT3M56S</meta:editing-duration>
    <meta:editing-cycles>5</meta:editing-cycles>
    <meta:generator>LibreOffice/7.6.2.1$Windows_X86_64 LibreOffice_project/56f7684011345957bbf33a7ee678afaf4d2ba333</meta:generator>
    <dc:title>Portfolio</dc:title>
    <dc:date>2023-11-17T18:15:01.519000000</dc:date>
    <meta:document-statistic meta:object-count="92"/>
  </office:meta>
</office:document-meta>
</file>